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4277b"/>
    </style:style>
    <style:style style:name="P4"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fo:font-style="italic" style:font-size-asian="14pt" style:font-style-asian="italic" style:font-size-complex="14pt" style:font-style-complex="italic"/>
    </style:style>
    <style:style style:name="T3" style:family="text">
      <style:text-properties style:font-name="Times New Roman" fo:font-size="14pt" fo:font-style="italic" officeooo:rsid="0014277b" style:font-size-asian="14pt" style:font-style-asian="italic" style:font-size-complex="14pt" style:font-style-complex="italic"/>
    </style:style>
    <style:style style:name="T4"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4pt" fo:font-style="italic" fo:font-weight="normal" officeooo:rsid="0014277b" style:font-size-asian="14pt" style:font-style-asian="italic" style:font-weight-asian="normal" style:font-size-complex="14pt" style:font-style-complex="italic" style:font-weight-complex="normal"/>
    </style:style>
    <style:style style:name="T6" style:family="text">
      <style:text-properties style:font-name="Times New Roman" fo:font-size="14pt" fo:font-style="italic" fo:font-weight="bold" officeooo:rsid="0014277b" style:font-size-asian="14pt" style:font-style-asian="italic" style:font-weight-asian="bold" style:font-size-complex="14pt" style:font-style-complex="italic" style:font-weight-complex="bold"/>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14pt" fo:font-style="normal" style:font-size-asian="14pt" style:font-style-asian="normal" style:font-size-complex="14pt" style:font-style-complex="normal"/>
    </style:style>
    <style:style style:name="T9" style:family="text">
      <style:text-properties style:font-name="Times New Roman" fo:font-size="14pt" fo:font-style="normal" officeooo:rsid="0014277b" style:font-size-asian="14pt" style:font-style-asian="normal" style:font-size-complex="14pt" style:font-style-complex="normal"/>
    </style:style>
    <style:style style:name="T1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014277b"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3" style:family="text">
      <style:text-properties style:font-name="Times New Roman" fo:font-size="14pt" fo:font-style="normal" fo:font-weight="bold" officeooo:rsid="0014277b" style:font-size-asian="14pt" style:font-style-asian="normal" style:font-weight-asian="bold" style:font-size-complex="14pt" style:font-style-complex="normal" style:font-weight-complex="bold"/>
    </style:style>
    <style:style style:name="T14" style:family="text">
      <style:text-properties style:font-name="Times New Roman" fo:font-size="14pt" fo:font-weight="bold" officeooo:rsid="0014277b" style:font-size-asian="14pt" style:font-weight-asian="bold" style:font-size-complex="14pt" style:font-weight-complex="bold"/>
    </style:style>
    <style:style style:name="T15" style:family="text">
      <style:text-properties style:font-name="Times New Roman" fo:font-size="14pt" style:font-size-asian="14pt" style:font-size-complex="14pt"/>
    </style:style>
    <style:style style:name="T16" style:family="text">
      <style:text-properties style:font-name="Times New Roman" fo:font-size="14pt" fo:font-weight="normal" style:font-size-asian="14pt" style:font-weight-asian="normal" style:font-size-complex="14pt" style:font-weight-complex="normal"/>
    </style:style>
    <style:style style:name="T17"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font-style="normal" fo:font-weight="normal" officeooo:rsid="0014277b" style:font-size-asian="14pt" style:font-style-asian="normal" style:font-weight-asian="normal" style:font-size-complex="14pt" style:font-style-complex="normal" style:font-weight-complex="normal"/>
    </style:style>
    <style:style style:name="T19" style:family="text">
      <style:text-properties style:font-name="Times New Roman" fo:font-size="14pt" fo:font-style="italic" style:font-size-asian="14pt" style:font-style-asian="italic" style:font-size-complex="14pt" style:font-style-complex="italic"/>
    </style:style>
    <style:style style:name="T20" style:family="text">
      <style:text-properties style:font-name="Times New Roman" fo:font-size="14pt" fo:font-style="italic" officeooo:rsid="0014277b" style:font-size-asian="14pt" style:font-style-asian="italic" style:font-size-complex="14pt" style:font-style-complex="italic"/>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14277b" style:font-size-asian="14pt" style:font-style-asian="normal" style:font-weight-asian="normal" style:font-size-complex="14pt" style:font-style-complex="normal" style:font-weight-complex="normal"/>
    </style:style>
    <style:style style:name="T24" style:family="text">
      <style:text-properties fo:font-size="14pt" fo:font-style="italic" style:font-size-asian="14pt" style:font-style-asian="italic" style:font-size-complex="14pt" style:font-style-complex="italic"/>
    </style:style>
    <style:style style:name="T25" style:family="text">
      <style:text-properties fo:font-size="14pt" fo:font-style="italic" officeooo:rsid="0014277b" style:font-size-asian="14pt" style:font-style-asian="italic" style:font-size-complex="14pt" style:font-style-complex="italic"/>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daptively Enhancing Facial Expression Crucial Regions via a Local Non-local Joint Network</text:span></text:span></text:p>
      <text:p text:style-name="P2"><text:span text:style-name="Strong_20_Emphasis"><text:span text:style-name="T2"/></text:span></text:p>
      <text:p text:style-name="P2"><text:span text:style-name="Strong_20_Emphasis"><text:span text:style-name="T10"/></text:span></text:p>
      <text:p text:style-name="P3"><text:span text:style-name="Strong_20_Emphasis"><text:span text:style-name="T10">21(2), April 2024, 331-348<text:tab/></text:span></text:span><text:span text:style-name="Strong_20_Emphasis"><text:span text:style-name="T2"> <text:s text:c="57"/></text:span></text:span><text:span text:style-name="Strong_20_Emphasis"><text:span text:style-name="T3"><text:tab/> <text:s text:c="3"/></text:span></text:span><text:span text:style-name="Strong_20_Emphasis"><text:span text:style-name="T11"><text:s text:c="4"/>April 2024</text:span></text:span></text:p>
      <text:p text:style-name="P3"><text:span text:style-name="Strong_20_Emphasis"><text:span text:style-name="T11"/></text:span></text:p>
      <text:p text:style-name="P3"><text:span text:style-name="Strong_20_Emphasis"><text:span text:style-name="T4">Anahtar Kelimeler: Yüz ifadesi tanıma, derin sinir ağı, çoklu ağ birleşimi</text:span></text:span></text:p>
      <text:p text:style-name="P2"><text:span text:style-name="Strong_20_Emphasis"><text:span text:style-name="T1"><text:line-break/></text:span></text:span><text:span text:style-name="Strong_20_Emphasis"><text:span text:style-name="T1"><text:tab/></text:span></text:span><text:span text:style-name="Strong_20_Emphasis"><text:span text:style-name="T7">Facial Expression Recognition (FER), insan duygularının anlaşılması ve yapay zeka uygulamaları için kritik bir rol oynar. Ancak, yüz ifadelerindeki sınıflar arası küçük farklılıklar ve doğal ortamlarda çekilen görüntülerdeki karmaşıklık, FER'yi zorlu bir görev haline getirir. Mevcut çalışmalar, yüz ifadelerindeki önemli bölgeleri (FCRs) vurgulamak için genellikle manuel olarak işaretlenmiş yüz noktalarını kullanır. Bu yöntem, özellikle büyük ve karmaşık veri setleri için zaman alıcı ve pratik değildir. Bu çalışmada, yüz ifadelerindeki kritik bölgeleri otomatik olarak vurgulayan ve derin öğrenme sürecinde bu bölgeleri geliştiren bir yöntem önerilmektedir.</text:span></text:span></text:p>
      <text:p text:style-name="P4"/>
      <text:p text:style-name="P4"><text:tab/>Önerilen yöntem, yerel ve yerel olmayan bilgileri birleştiren bir ağ yapısı olan LNLAttenNet'i sunar. Bu ağ, yüz ifadelerinin yerel bölgelerine odaklanan çoklu ağların birleşimi ve bu bölgelerin önemini belirleyen bir dikkat mekanizması içerir. Yerel ağlar, yüzün farklı bölgelerinden özellikler çıkarırken, yerel olmayan dikkat ağı, bu bölgelerin önemini belirler ve bu bilgiyi yerel ağlara geri besler. Ayrıca, U-Net kullanılarak derin semantik bilgiler ve düşük seviye detay bilgileri entegre edilir. Bu yöntem, yüz ifadelerindeki kritik bölgelerin otomatik olarak vurgulanmasını sağlar ve manuel işaretleme gereksinimini ortadan kaldırır.</text:p>
      <text:p text:style-name="P4"><text:line-break/><text:tab/>LNLAttenNet, beş farklı veri seti üzerinde yapılan deneylerde, mevcut en iyi yöntemlerden daha iyi performans göstermiştir. Özellikle, yüz ifadelerindeki kritik bölgelerin otomatik olarak vurgulanması, modelin doğal ortamlarda çekilen görüntülerde daha etkili olmasını sağlamıştır. Bu çalışma, FER alanında manuel işaretleme gereksinimini azaltarak, daha pratik ve ölçeklenebilir bir çözüm sunmaktadır. Gelecekte, bu yöntemin piksel seviyesinde daha detaylı analizlerle geliştirilmesi planlanmaktadır.</text:p>
      <text:p text:style-name="P2"><text:span text:style-name="Strong_20_Emphasis"><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2:03:16.853346693</meta:creation-date>
    <dc:date>2025-03-17T09:09:17.524734885</dc:date>
    <meta:editing-duration>PT30M12S</meta:editing-duration>
    <meta:editing-cycles>6</meta:editing-cycles>
    <meta:generator>LibreOffice/7.3.7.2$Linux_X86_64 LibreOffice_project/30$Build-2</meta:generator>
    <meta:document-statistic meta:table-count="0" meta:image-count="0" meta:object-count="0" meta:page-count="1" meta:paragraph-count="6" meta:word-count="255" meta:character-count="2078" meta:non-whitespace-character-count="1757"/>
  </office:meta>
</office:document-meta>
</file>